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section text:style-name="Sect1" text:name="Section1" text:protected="true">
        <text:section-source xlink:href="../docWithNoEmbeddedSection.odt" text:filter-name="writer8" text:section-name="Section1"/>
        <text:p text:style-name="P1">Document with Sect1 and P1 automatic-styles</text:p>
        <text:p text:style-name="P1">Document-1</text:p>
        <text:p text:style-name="P1">Test-1</text:p>
        <text:p text:style-name="Standard"/>
        <text:p text:style-name="Standard"/>
      </text:section>
      <text:p text:style-name="P1"/>
      <text:p text:style-name="Text_20_body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ygun Özbek</meta:initial-creator>
    <meta:creation-date>2012-01-25T12:28:52.35</meta:creation-date>
    <dc:date>2012-06-06T16:20:01</dc:date>
    <dc:creator>toygun </dc:creator>
    <meta:editing-duration>PT35M15S</meta:editing-duration>
    <meta:editing-cycles>19</meta:editing-cycles>
    <meta:generator>LibreOffice/3.5$Linux_x86 LibreOffice_project/350m1$Build-2</meta:generator>
    <meta:document-statistic meta:table-count="0" meta:image-count="0" meta:object-count="0" meta:page-count="1" meta:paragraph-count="3" meta:word-count="8" meta:character-count="59" meta:non-whitespace-character-count="54"/>
  </office:meta>
</office:document-meta>
</file>